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5-01-02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4-01-0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3-01-03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2-02-07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2-01-03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1-02-04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1-01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0-02-17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20-01-02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9-01-0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8-01-0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7-01-03 18:16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6-01-02 18:4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5-01-02 18:35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4-01-02 21:4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3-01-02 20:1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2-01-03 19:5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1-01-03 20:06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10-01-02 19:1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9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9-01-04 20:16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8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8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8-01-03 18:4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7-04-02 19:5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6-01-04 20:1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4-01-08 17:1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00101041602</text:p>
          </table:table-cell>
          <table:table-cell office:value-type="string" calcext:value-type="string">
            <text:p>2003-01-09 15:4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